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style:font-name="Arial" fo:language="zxx" fo:country="none" style:language-asian="zxx" style:country-asian="none"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text-properties style:font-name="Arial" fo:language="en" fo:country="GB" style:language-asian="zxx" style:country-asian="none" style:language-complex="zxx" style:country-complex="none"/>
    </style:style>
    <style:style style:name="P10" style:family="paragraph" style:parent-style-name="Code">
      <style:text-properties fo:language="en" fo:country="GB" style:language-asian="zxx" style:country-asian="none" style:language-complex="zxx" style:country-complex="none"/>
    </style:style>
    <style:style style:name="P11" style:family="paragraph" style:parent-style-name="Code">
      <style:text-properties style:font-name="Courier New1" fo:language="zxx" fo:country="none" style:language-asian="zxx" style:country-asian="none" style:language-complex="zxx" style:country-complex="none"/>
    </style:style>
    <style:style style:name="P12"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5" style:family="paragraph" style:parent-style-name="Text_20_body">
      <style:text-properties style:font-name="Arial" fo:language="en" fo:country="GB" style:language-asian="zxx" style:country-asian="none" style:language-complex="zxx" style:country-complex="none"/>
    </style:style>
    <style:style style:name="P16" style:family="paragraph" style:parent-style-name="Text_20_body" style:list-style-name="L1">
      <style:text-properties style:font-name="Arial" fo:language="en" fo:country="GB" style:language-asian="zxx" style:country-asian="none" style:language-complex="zxx" style:country-complex="none"/>
    </style:style>
    <style:style style:name="P17" style:family="paragraph" style:parent-style-name="Text_20_body" style:list-style-name="L2">
      <style:text-properties style:font-name="Arial" fo:language="en" fo:country="GB" style:language-asian="zxx" style:country-asian="none" style:language-complex="zxx" style:country-complex="none"/>
    </style:style>
    <style:style style:name="P18"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9" style:family="paragraph" style:parent-style-name="Text_20_body">
      <style:text-properties fo:language="en" fo:country="GB"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21" style:family="paragraph" style:parent-style-name="Text_20_body">
      <style:paragraph-properties fo:margin-left="0cm" fo:margin-right="0cm" fo:text-align="center" style:justify-single-word="false" fo:text-indent="0cm" style:auto-text-indent="false"/>
    </style:style>
    <style:style style:name="P22" style:family="paragraph" style:parent-style-name="Code">
      <style:text-properties fo:language="en" fo:country="GB" style:language-asian="zxx" style:country-asian="none" style:language-complex="zxx" style:country-complex="none"/>
    </style:style>
    <style:style style:name="P23"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24" style:family="paragraph" style:parent-style-name="Heading_20_1">
      <style:text-properties style:font-name="Arial" fo:language="en" fo:country="GB" style:language-asian="zxx" style:country-asian="none" style:language-complex="zxx" style:country-complex="none"/>
    </style:style>
    <style:style style:name="P25" style:family="paragraph" style:parent-style-name="Heading_20_1">
      <style:text-properties fo:language="en" fo:country="GB" style:language-asian="zxx" style:country-asian="none" style:language-complex="zxx" style:country-complex="none"/>
    </style:style>
    <style:style style:name="P26"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7" style:family="paragraph" style:parent-style-name="Heading_20_2">
      <style:text-properties style:font-name="Arial" fo:language="en" fo:country="GB" style:language-asian="zxx" style:country-asian="none" style:language-complex="zxx" style:country-complex="none"/>
    </style:style>
    <style:style style:name="P28" style:family="paragraph" style:parent-style-name="Heading_20_2">
      <style:text-properties fo:language="en" fo:country="GB" style:language-asian="zxx" style:country-asian="none" style:language-complex="zxx" style:country-complex="none"/>
    </style:style>
    <style:style style:name="P29"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rial" fo:language="en" fo:country="GB" style:language-asian="zxx" style:country-asian="none" style:language-complex="zxx" style:country-complex="none"/>
    </style:style>
    <style:style style:name="T5"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7"/>
      <text:p text:style-name="P7"/>
      <text:p text:style-name="P8"/>
      <text:p text:style-name="P7"/>
      <text:p text:style-name="P13">FabOS</text:p>
      <text:p text:style-name="P21"/>
      <text:p text:style-name="P13"/>
      <text:p text:style-name="P7"/>
      <text:p text:style-name="P7">Programmers guide<text:line-break/></text:p>
      <text:p text:style-name="P9"/>
      <text:p text:style-name="P6"/>
      <text:p text:style-name="P6"/>
      <text:p text:style-name="P6"/>
      <text:p text:style-name="P6"/>
      <text:p text:style-name="P6"/>
      <text:p text:style-name="P6">©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0">Content</text:p>
          </text:index-title>
          <text:p text:style-name="P31"><text:s/>1.What is FabOS<text:tab/>3</text:p>
          <text:p text:style-name="P31"><text:s/>2.Concepts<text:tab/>3</text:p>
          <text:p text:style-name="P31"><text:s/>3.Set up of the operating system<text:tab/>3</text:p>
          <text:p text:style-name="P32"><text:s/>3.1.Defines in FabOS_config.h<text:tab/>3</text:p>
          <text:p text:style-name="P32"><text:s/>3.2.OS_DeclareTask(TaskName,StackSize);<text:tab/>4</text:p>
          <text:p text:style-name="P32"><text:s/>3.3.Scheduling Timer<text:tab/>4</text:p>
          <text:p text:style-name="P32"><text:s/>3.4.void OS_CustomISRCode() ;<text:tab/>5</text:p>
          <text:p text:style-name="P32"><text:s/>3.5.The main()<text:tab/>5</text:p>
          <text:p text:style-name="P32"><text:s/>3.6.Preemptive tasks<text:tab/>5</text:p>
          <text:p text:style-name="P32"><text:s/>3.7.Idle task<text:tab/>6</text:p>
          <text:p text:style-name="P31"><text:s/>4.Initialize the operating system<text:tab/>6</text:p>
          <text:p text:style-name="P32"><text:s/>4.1.void CPU_init()<text:tab/>6</text:p>
          <text:p text:style-name="P32"><text:s/>4.2.void OS_CreateTask( TaskName, uint8_t taskNum)<text:tab/>6</text:p>
          <text:p text:style-name="P32"><text:s/>4.3.void OS_StartExecution() <text:tab/>6</text:p>
          <text:p text:style-name="P31"><text:s/>5.Mutexes<text:tab/>7</text:p>
          <text:p text:style-name="P32"><text:s/>5.1.void OS_MutexGet(int8_t mutexNum);<text:tab/>7</text:p>
          <text:p text:style-name="P32"><text:s/>5.2.void OS_MutexRelease(int8_t mutexNum);<text:tab/>7</text:p>
          <text:p text:style-name="P31"><text:s/>6.Alarms<text:tab/>7</text:p>
          <text:p text:style-name="P32"><text:s/>6.1.void OS_WaitTicks( uint16_t numTicks) ; <text:tab/>7</text:p>
          <text:p text:style-name="P32"><text:s/>6.2.void OS_SetAlarm(uint8_t TaskID, uint16_t numTicks ); <text:tab/>7</text:p>
          <text:p text:style-name="P32"><text:s/>6.3.void OS_WaitAlarm(); <text:tab/>7</text:p>
          <text:p text:style-name="P31"><text:s/>7.Events<text:tab/>7</text:p>
          <text:p text:style-name="P32"><text:s/>7.1.void OS_SetEvent(uint8_t TaskID, uint8_t EventMask)<text:tab/>7</text:p>
          <text:p text:style-name="P32"><text:s/>7.2.uint8_t OS_WaitEvent(uint8_t EventMask) <text:tab/>7</text:p>
          <text:p text:style-name="P32"><text:s/>7.3.uint8_t OS_WaitEventTimeout(uint8_t EventMask, uint16_t numTicks )<text:tab/>8</text:p>
          <text:p text:style-name="P31"><text:s/>8.Queues<text:tab/>8</text:p>
          <text:p text:style-name="P32"><text:s/>8.1.uint8_t OS_QueueIn(OS_Queue_t* pQueue , uint8_t *pByte)<text:tab/>8</text:p>
          <text:p text:style-name="P32"><text:s/>8.2.uint8_t OS_QueueOut(OS_Queue_t* pQueue, uint8_t *pByte)<text:tab/>8</text:p>
          <text:p text:style-name="P31"><text:s/>9.Internal functions (normally not used by the user)<text:tab/>9</text:p>
          <text:p text:style-name="P32"><text:s/>9.1.ISR <text:s/>(OS_ScheduleISR)__attribute__ ((naked,signal)); <text:tab/>9</text:p>
          <text:p text:style-name="P32"><text:s/>9.2.void OS_CreateTaskInt( void (*t)(), uint8_t taskNum, uint8_t *stack, uint8_t stackSize ) <text:tab/>9</text:p>
          <text:p text:style-name="P32"><text:s/>9.3.int8_t OS_GetNextTaskNumber()<text:tab/>9</text:p>
          <text:p text:style-name="P32"><text:s/>9.4.void OS_Reschedule()__attribute__ ((naked))<text:tab/>9</text:p>
          <text:p text:style-name="P31"><text:s/>10.Helper functions<text:tab/>9</text:p>
          <text:p text:style-name="P32"><text:s/>10.1.void OS_ErrorHook(uint8_t ErrNo)<text:tab/>9</text:p>
          <text:p text:style-name="P32"><text:s/>10.2.uint16_t OS_GetUnusedStack (uint8_t TaskID)<text:tab/>10</text:p>
          <text:p text:style-name="P32"><text:s/>10.3.void OS_GetTicks(uint32_t* pTime) <text:tab/>10</text:p>
          <text:p text:style-name="P31"><text:s/>11.Programming hints<text:tab/>10</text:p>
          <text:p text:style-name="P32"><text:s/>11.1.Create a cyclic task<text:tab/>10</text:p>
        </text:index-body>
      </text:table-of-content>
      <text:h text:style-name="P24" text:outline-level="1" text:is-list-header="true"/>
      <text:h text:style-name="P26"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20272930" text:style-name="L1">
        <text:list-item>
          <text:p text:style-name="P16">Preemtive real time task scheduling</text:p>
        </text:list-item>
        <text:list-item>
          <text:p text:style-name="P16">Mutexes</text:p>
        </text:list-item>
        <text:list-item>
          <text:p text:style-name="P16">Events</text:p>
        </text:list-item>
        <text:list-item>
          <text:p text:style-name="P16">Queues</text:p>
        </text:list-item>
        <text:list-item>
          <text:p text:style-name="P16">Alarms</text:p>
        </text:list-item>
        <text:list-item>
          <text:p text:style-name="P16">Flexible use of OS-tick timer interrupt</text:p>
        </text:list-item>
        <text:list-item>
          <text:p text:style-name="P16">Idle task, which runs on native stack</text:p>
        </text:list-item>
        <text:list-item>
          <text:p text:style-name="P16">Easy to use and to understand</text:p>
        </text:list-item>
      </text:list>
      <text:h text:style-name="P24"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clared as a “void” function with the following structure:</text:p>
      <text:p text:style-name="P10">void myTask(void) </text:p>
      <text:p text:style-name="P10">{</text:p>
      <text:p text:style-name="P12">while(1)</text:p>
      <text:p text:style-name="P12">{</text:p>
      <text:p text:style-name="P12"><text:s/>… your code …</text:p>
      <text:p text:style-name="P12">}</text:p>
      <text:p text:style-name="P10">}</text:p>
      <text:p text:style-name="P2">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20252296" text:style-name="L2">
        <text:list-item>
          <text:p text:style-name="P17">This is a static operating system. </text:p>
        </text:list-item>
        <text:list-item>
          <text:p text:style-name="P17">A task, mutex, queue once created, exists forever.</text:p>
        </text:list-item>
        <text:list-item>
          <text:p text:style-name="P17">strictly no use of malloc()</text:p>
        </text:list-item>
        <text:list-item>
          <text:p text:style-name="P17">One Task has a fixed priority, which is related to the ID. Lower IDs come first.</text:p>
        </text:list-item>
        <text:list-item>
          <text:p text:style-name="P17">Queues are static.</text:p>
        </text:list-item>
      </text:list>
      <text:p text:style-name="P20"/>
      <text:p text:style-name="Text_20_body">There are some macros defined to ease the configuration.<text:line-break/>Please take a look at the example code for clarification.</text:p>
      <text:h text:style-name="P25" text:outline-level="1"><text:soft-page-break/>Set up of the operating system</text:h>
      <text:h text:style-name="P27" text:outline-level="2">User configuration in FabOS_config.h</text:h>
      <text:p text:style-name="P10">#define OS_NUMTASKS 3 </text:p>
      <text:p text:style-name="P5">Set the total number of <text:s/>tasks excluding the idle task. (number of OS_CreateTask – function calls) <text:line-break/>The maximum number is 8.</text:p>
      <text:p text:style-name="P5"/>
      <text:p text:style-name="P10">#define OS_NUMMUTEX 3 </text:p>
      <text:p text:style-name="P5">Set the total number of different mutexes.</text:p>
      <text:p text:style-name="P5">The maximum number is 8.</text:p>
      <text:p text:style-name="P5"/>
      <text:p text:style-name="P10">#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0">#define OS_USECLOCK 1</text:p>
      <text:p text:style-name="P5">Use a 32-bit OS tick counter, which can be read by OS_GetTicks(uint32_t* pTime)</text:p>
      <text:p text:style-name="P10"/>
      <text:p text:style-name="P10">#define OS_USECOMBINED 1 <text:tab/></text:p>
      <text:p text:style-name="P5">Use "OS_WaitEventTimeout()" which is easier to use, than combining alarms and events to get the functionality.</text:p>
      <text:p text:style-name="P10"/>
      <text:p text:style-name="P10">#define OS_USEEXTCHECKS 1</text:p>
      <text:p text:style-name="Text_20_body">Prevent false API usage (e.g. waiting in idle task)</text:p>
      <text:p text:style-name="P10"/>
      <text:p text:style-name="P10">#define OS_USEMEMCHECKS 1</text:p>
      <text:p text:style-name="P5">Enable the OS_get_unused_Stack function.</text:p>
      <text:p text:style-name="P5"/>
      <text:p text:style-name="P10">#define OS_UNUSEDMASK 0xee</text:p>
      <text:p text:style-name="P5">Set the value to be written into unused memory. </text:p>
      <text:p text:style-name="P5">Used by "OS_get_unused_Stack()"</text:p>
      <text:h text:style-name="P28" text:outline-level="2">OS_DeclareTask(TaskName, StackSize);</text:h>
      <text:p text:style-name="P5">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4">and expands as follows:</text:p>
      <text:p text:style-name="P11"><text:soft-page-break/>void MyTask(void); // function prototype</text:p>
      <text:p text:style-name="P11">uint8_t StackMyTask[200]; // task stack definition</text:p>
      <text:h text:style-name="P28" text:outline-level="2">Scheduling Timer</text:h>
      <text:p text:style-name="P5">The used timer interrupt is to be defined in FabOS_config.h for example:</text:p>
      <text:p text:style-name="Code">#define OS_ScheduleISR TIMER1_COMPA_vect</text:p>
      <text:p text:style-name="P5">Or any other valid interrupt of the processor.</text:p>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27"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10">void OS_CustomISRCode(void)</text:p>
      <text:p text:style-name="P10">{</text:p>
      <text:p text:style-name="P10"><text:tab/>// TODO add your Timer ISR here</text:p>
      <text:p text:style-name="Code"><text:tab/>TCNT1 =0; <text:s/>// reset the timer on ISR</text:p>
      <text:p text:style-name="Code">}</text:p>
      <text:h text:style-name="P28" text:outline-level="2">The main()</text:h>
      <text:p text:style-name="P5">The main() function consists of the following items:</text:p>
      <text:p text:style-name="P5"/>
      <text:p text:style-name="P5">The main function itself:</text:p>
      <text:p text:style-name="P10">int main(void)</text:p>
      <text:p text:style-name="P10">{</text:p>
      <text:p text:style-name="P5">Initialisation of the CPU with global interrupts disabled:</text:p>
      <text:p text:style-name="P10"><text:tab/>CPU_init();</text:p>
      <text:p text:style-name="P5"/>
      <text:p text:style-name="P5">The creation of the tasks (up to NUMTASKS) with priority, where 0 is highest prio; The same priority (also used as Task ID) can only appear once.:</text:p>
      <text:p text:style-name="P10"><text:tab/>OS_CreateTask(Task1, 0);</text:p>
      <text:p text:style-name="P10"><text:tab/>OS_CreateTask(Task2, 1);</text:p>
      <text:p text:style-name="P10"><text:tab/>OS_CreateTask(Task3, 2);</text:p>
      <text:p text:style-name="P5"/>
      <text:p text:style-name="P5">Starting of the Operating System:</text:p>
      <text:p text:style-name="P10"><text:tab/>OS_StartExecution() ;</text:p>
      <text:p text:style-name="P10"><text:tab/>while(1)</text:p>
      <text:p text:style-name="P10"><text:tab/>{</text:p>
      <text:p text:style-name="P10"><text:tab/><text:tab/>// THIS IS the idle task, which must never exit.</text:p>
      <text:p text:style-name="P10"><text:tab/>}</text:p>
      <text:p text:style-name="P10">}</text:p>
      <text:p text:style-name="Text_20_body">If the function exits by accident, the CPU will reset or some other unpredictable results will occur.</text:p>
      <text:h text:style-name="P28" text:outline-level="2"><text:soft-page-break/>Preemptive tasks</text:h>
      <text:p text:style-name="P2">A System consists of some tasks, which are declared as a “void” function with the following structure:</text:p>
      <text:p text:style-name="P10">void Task(void) { … your code ...}</text:p>
      <text:p text:style-name="P5">A Task must never exit the function. Therefore the following is the minimum for a task. </text:p>
      <text:p text:style-name="P10">void Task(void) </text:p>
      <text:p text:style-name="P10">{ </text:p>
      <text:p text:style-name="P12">while(1)</text:p>
      <text:p text:style-name="P12">{</text:p>
      <text:p text:style-name="P12"><text:tab/>// add your code here...</text:p>
      <text:p text:style-name="P12">}</text:p>
      <text:p text:style-name="P12">// this line must never be hit!</text:p>
      <text:p text:style-name="P10">}</text:p>
      <text:p text:style-name="Text_20_body">If the function exits by accident, the CPU will reset or some other unpredictable results will occur. (e.g. infinite loop with no scheduling active)</text:p>
      <text:p text:style-name="P2">The prototype and definition of the task stack via a byte array, is declared by using the macro:</text:p>
      <text:p text:style-name="Code">OS_DeclareTask(TaskName,Stacksize).</text:p>
      <text:h text:style-name="Heading_20_2" text:outline-level="2">Idle task</text:h>
      <text:p text:style-name="Text_20_body">This is the code, which comes right after <text:span text:style-name="T1">OS_StartExecution() in main().</text:span></text:p>
      <text:p text:style-name="P5">Inside the idle task, it is not allowed to exit the function (so exiting main()) and it is also not allowed to use OS_Wait functions.</text:p>
      <text:p text:style-name="P5">Which means, the idle task can only use:</text:p>
      <text:p text:style-name="P10">void <text:tab/>OS_SetEvent(uint8_t EventMask, uint8_t TaskID);</text:p>
      <text:p text:style-name="P10">void <text:tab/>OS_MutexGet(int8_t mutexID); </text:p>
      <text:p text:style-name="P10">void <text:tab/>OS_MutexRelease(int8_t mutexID); </text:p>
      <text:p text:style-name="P10">void <text:tab/>OS_SetAlarm(uint8_t TaskID, uint16_t numTicks ); </text:p>
      <text:p text:style-name="P10">uint8_t<text:tab/>OS_QueueIn(OS_Queue_t* pQueue , uint8_t byte); </text:p>
      <text:p text:style-name="P10">uint8_t<text:tab/>OS_QueueOut(OS_Queue_t* pQueue, uint8_t *pByte); </text:p>
      <text:p text:style-name="P10">uint16_t<text:tab/>OS_GetUnusedStack (uint8_t TaskID); </text:p>
      <text:p text:style-name="P10">void <text:tab/>OS_GetTicks(uint32_t* pTime); </text:p>
      <text:p text:style-name="P5"/>
      <text:h text:style-name="P25" text:outline-level="1">Initialize the operating system</text:h>
      <text:h text:style-name="P27" text:outline-level="2">void CPU_init()</text:h>
      <text:p text:style-name="P2">In this function, which is provided by you, initialize the CPU and the timer interrupts including the cyclic task scheduling interrupt, but do not yet enable the global interrupts. This would confuse the scheduler. <text:s/></text:p>
      <text:h text:style-name="P27"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text:soft-page-break/>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27"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will be an uncontrolled reset of the processor.</text:p>
      <text:h text:style-name="P25" text:outline-level="1">Mutexes</text:h>
      <text:h text:style-name="P27"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7" text:outline-level="2">void OS_MutexRelease(int8_t mutexNum);</text:h>
      <text:p text:style-name="P2">Release the mutex at the end of a critical section. A re-scheduling will be done, if another task is waiting for the mutex.</text:p>
      <text:p text:style-name="P2">Triggers re-scheduling.</text:p>
      <text:h text:style-name="P25" text:outline-level="1">Alarms</text:h>
      <text:h text:style-name="P27" text:outline-level="2">void OS_WaitTicks( uint16_t <text:span text:style-name="T5">numTicks</text:span>) ; </text:h>
      <text:p text:style-name="P2">Inactivate Task and wait for the specified number of OS ticks.</text:p>
      <text:p text:style-name="P2">Triggers re-scheduling. This is a macro, which uses OS_SetAlarm and OS_WaitAlarm.</text:p>
      <text:h text:style-name="P27"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27" text:outline-level="2">void OS_WaitAlarm(); </text:h>
      <text:p text:style-name="P2">Inactivate Task and wait for an alarm to expire.</text:p>
      <text:p text:style-name="P2">Triggers re-scheduling.</text:p>
      <text:h text:style-name="P25" text:outline-level="1"><text:soft-page-break/>Events</text:h>
      <text:h text:style-name="P28"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8" text:outline-level="2">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10">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29"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20259969" text:style-name="L3">
        <text:list-item>
          <text:p text:style-name="P18">the timeout has expired (return value is 0)</text:p>
        </text:list-item>
        <text:list-item>
          <text:p text:style-name="P18">if an event had occurred (return value is the event, which lead to activation)</text:p>
        </text:list-item>
      </text:list>
      <text:p text:style-name="P3">Triggers re-scheduling.</text:p>
      <text:p text:style-name="P3"/>
      <text:p text:style-name="P3">This is a function, which uses the alarm of the task. This means, it just overwrites a possibly existing alarm.</text:p>
      <text:h text:style-name="P25" text:outline-level="1">Queues</text:h>
      <text:p text:style-name="P2">The queue memory must be globally declared and initialized as follows:</text:p>
      <text:p text:style-name="P10">OS_DeclareQueue(QueueName,(Number of Elements),(Element Size));</text:p>
      <text:p text:style-name="Text_20_body"><text:span text:style-name="T4">It is to be used outside of main(), where global variables are declared. </text:span></text:p>
      <text:p text:style-name="Text_20_body">For example:</text:p>
      <text:p text:style-name="P10">OS_DeclareQueue(myQueue,100,4);</text:p>
      <text:p text:style-name="Text_20_body"><text:span text:style-name="T1">declares a Queue named "myQueue" which has room for 100 elements of a size of 4 bytes. Pay attention: only 99 positions are usable, the last one is used as full/empty recognition.</text:span></text:p>
      <text:p text:style-name="Text_20_body"><text:span text:style-name="T1"/></text:p>
      <text:p text:style-name="Text_20_body"><text:span text:style-name="T1">Technical information: </text:span></text:p>
      <text:p text:style-name="Text_20_body"><text:span text:style-name="T1">The macro</text:span></text:p>
      <text:p text:style-name="P10">OS_DeclareQueue(myQueue,100,4);</text:p>
      <text:p text:style-name="Text_20_body">expands to:</text:p>
      <text:p text:style-name="P10"><text:soft-page-break/>uint8_t OSQDmyQueue[100*4]; // OS Queue Data</text:p>
      <text:p text:style-name="P10">OS_Queue_t myQueue = {0,0,4,100*4,OSQDmyQueue} // Queue struct</text:p>
      <text:p text:style-name="Text_20_body"><text:span text:style-name="T1">that means, it declares an array for the queue data and a queue struct, which contains the information and pointers to the data array.</text:span></text:p>
      <text:h text:style-name="P28" text:outline-level="2">uint8_t OS_QueueIn(OS_Queue_t* pQueue , uint8_t *pByte)</text:h>
      <text:p text:style-name="P5"><text:span text:style-name="T2">Put an element </text:span>into<text:span text:style-name="T2"> a FIFO queue. Return value is 1 if queue is full.</text:span></text:p>
      <text:p text:style-name="Text_20_body"/>
      <text:p text:style-name="Text_20_body">Then a 32bit-value can be stored to a queue as follows:</text:p>
      <text:p text:style-name="Code">OS_QueueIn(&amp;myQueue,(uint8_t*)&amp;my32BitValue);</text:p>
      <text:h text:style-name="P28" text:outline-level="2">uint8_t OS_QueueOut(OS_Queue_t* pQueue, uint8_t *pByte)</text:h>
      <text:p text:style-name="P2">Get an element out of a FIFO queue. </text:p>
      <text:p text:style-name="P2">Return value is 1 if queue was empty and no data was copied.</text:p>
      <text:p text:style-name="P2">Element size depends on the queue declaration.</text:p>
      <text:p text:style-name="P2">The Pointer target must be of the same type and size as the source.</text:p>
      <text:h text:style-name="P25" text:outline-level="1">Internal functions (normally not used by the user)</text:h>
      <text:h text:style-name="P27" text:outline-level="2">ISR <text:s/>(OS_ScheduleISR)__attribute__ ((naked,signal)); </text:h>
      <text:p text:style-name="P2">Internal, not to be called by the application;</text:p>
      <text:p text:style-name="P2">OS tick interrupt function (vector defined in FabOS.h)</text:p>
      <text:h text:style-name="P27"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7" text:outline-level="2">int8_t OS_GetNextTaskNumber()</text:h>
      <text:p text:style-name="P2">Internal: determine the next task to be run according priority.</text:p>
      <text:h text:style-name="P27"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10">(__attribute__ ((naked)) )</text:p>
      <text:h text:style-name="P25" text:outline-level="1">Helper functions</text:h>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soft-page-break/><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 or alarm<text:line-break/><text:tab/><text:tab/><text:tab/>// redefined</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27"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10</text:page-number>/<text:page-count>10</text:page-count><text:tab/><text:span text:style-name="MT1">©</text:span> 2010 by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1H34M42S</meta:editing-duration>
    <meta:editing-cycles>51</meta:editing-cycles>
    <meta:generator>OpenOffice.org/3.2$Win32 OpenOffice.org_project/320m12$Build-9483</meta:generator>
    <dc:date>2010-03-22T00:37:33.87</dc:date>
    <dc:creator>Fabian Huslik</dc:creator>
    <meta:document-statistic meta:table-count="0" meta:image-count="0" meta:object-count="0" meta:page-count="10" meta:paragraph-count="302" meta:word-count="2458" meta:character-count="15527"/>
    <meta:user-defined meta:name="Info 1"/>
    <meta:user-defined meta:name="Info 2"/>
    <meta:user-defined meta:name="Info 3"/>
    <meta:user-defined meta:name="Info 4"/>
  </office:meta>
</office:document-meta>
</file>